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timum Size Distribution" table:style-name="ta1">
        <table:table-column table:style-name="co1" table:number-columns-repeated="4" table:default-cell-style-name="Default"/>
        <table:table-row table:style-name="ro1">
          <table:table-cell office:value-type="float" office:value="5.01725" calcext:value-type="float">
            <text:p>5.01725</text:p>
          </table:table-cell>
          <table:table-cell office:value-type="string" calcext:value-type="string">
            <text:p>,</text:p>
          </table:table-cell>
          <table:table-cell office:value-type="float" office:value="3.52947" calcext:value-type="float">
            <text:p>3.529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81019" calcext:value-type="float">
            <text:p>9.81019</text:p>
          </table:table-cell>
          <table:table-cell office:value-type="string" calcext:value-type="string">
            <text:p>,</text:p>
          </table:table-cell>
          <table:table-cell office:value-type="float" office:value="6.29336" calcext:value-type="float">
            <text:p>6.29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12967" calcext:value-type="float">
            <text:p>10.12967</text:p>
          </table:table-cell>
          <table:table-cell office:value-type="string" calcext:value-type="string">
            <text:p>,</text:p>
          </table:table-cell>
          <table:table-cell office:value-type="float" office:value="3.49546" calcext:value-type="float">
            <text:p>3.495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59734" calcext:value-type="float">
            <text:p>10.59734</text:p>
          </table:table-cell>
          <table:table-cell office:value-type="string" calcext:value-type="string">
            <text:p>,</text:p>
          </table:table-cell>
          <table:table-cell office:value-type="float" office:value="10.68343" calcext:value-type="float">
            <text:p>10.683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74155" calcext:value-type="float">
            <text:p>10.74155</text:p>
          </table:table-cell>
          <table:table-cell office:value-type="string" calcext:value-type="string">
            <text:p>,</text:p>
          </table:table-cell>
          <table:table-cell office:value-type="float" office:value="3.18958" calcext:value-type="float">
            <text:p>3.189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06157" calcext:value-type="float">
            <text:p>11.06157</text:p>
          </table:table-cell>
          <table:table-cell office:value-type="string" calcext:value-type="string">
            <text:p>,</text:p>
          </table:table-cell>
          <table:table-cell office:value-type="float" office:value="3.08344" calcext:value-type="float">
            <text:p>3.083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81787" calcext:value-type="float">
            <text:p>11.81787</text:p>
          </table:table-cell>
          <table:table-cell office:value-type="string" calcext:value-type="string">
            <text:p>,</text:p>
          </table:table-cell>
          <table:table-cell office:value-type="float" office:value="2.00409" calcext:value-type="float">
            <text:p>2.004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93834" calcext:value-type="float">
            <text:p>11.93834</text:p>
          </table:table-cell>
          <table:table-cell office:value-type="string" calcext:value-type="string">
            <text:p>,</text:p>
          </table:table-cell>
          <table:table-cell office:value-type="float" office:value="3.76457" calcext:value-type="float">
            <text:p>3.764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33438" calcext:value-type="float">
            <text:p>12.33438</text:p>
          </table:table-cell>
          <table:table-cell office:value-type="string" calcext:value-type="string">
            <text:p>,</text:p>
          </table:table-cell>
          <table:table-cell office:value-type="float" office:value="2.59235" calcext:value-type="float">
            <text:p>2.592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14949" calcext:value-type="float">
            <text:p>13.14949</text:p>
          </table:table-cell>
          <table:table-cell office:value-type="string" calcext:value-type="string">
            <text:p>,</text:p>
          </table:table-cell>
          <table:table-cell office:value-type="float" office:value="16.60983" calcext:value-type="float">
            <text:p>16.609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14229" calcext:value-type="float">
            <text:p>17.14229</text:p>
          </table:table-cell>
          <table:table-cell office:value-type="string" calcext:value-type="string">
            <text:p>,</text:p>
          </table:table-cell>
          <table:table-cell office:value-type="float" office:value="17.27627" calcext:value-type="float">
            <text:p>17.276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48579" calcext:value-type="float">
            <text:p>17.48579</text:p>
          </table:table-cell>
          <table:table-cell office:value-type="string" calcext:value-type="string">
            <text:p>,</text:p>
          </table:table-cell>
          <table:table-cell office:value-type="float" office:value="5.18215" calcext:value-type="float">
            <text:p>5.182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94986" calcext:value-type="float">
            <text:p>17.94986</text:p>
          </table:table-cell>
          <table:table-cell office:value-type="string" calcext:value-type="string">
            <text:p>,</text:p>
          </table:table-cell>
          <table:table-cell office:value-type="float" office:value="3.40236" calcext:value-type="float">
            <text:p>3.402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36837" calcext:value-type="float">
            <text:p>18.36837</text:p>
          </table:table-cell>
          <table:table-cell office:value-type="string" calcext:value-type="string">
            <text:p>,</text:p>
          </table:table-cell>
          <table:table-cell office:value-type="float" office:value="3.28942" calcext:value-type="float">
            <text:p>3.289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48747" calcext:value-type="float">
            <text:p>18.48747</text:p>
          </table:table-cell>
          <table:table-cell office:value-type="string" calcext:value-type="string">
            <text:p>,</text:p>
          </table:table-cell>
          <table:table-cell office:value-type="float" office:value="1.61418" calcext:value-type="float">
            <text:p>1.614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16335" calcext:value-type="float">
            <text:p>21.16335</text:p>
          </table:table-cell>
          <table:table-cell office:value-type="string" calcext:value-type="string">
            <text:p>,</text:p>
          </table:table-cell>
          <table:table-cell office:value-type="float" office:value="19.69155" calcext:value-type="float">
            <text:p>19.691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.59585" calcext:value-type="float">
            <text:p>23.59585</text:p>
          </table:table-cell>
          <table:table-cell office:value-type="string" calcext:value-type="string">
            <text:p>,</text:p>
          </table:table-cell>
          <table:table-cell office:value-type="float" office:value="3.4221" calcext:value-type="float">
            <text:p>3.42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.74215" calcext:value-type="float">
            <text:p>26.74215</text:p>
          </table:table-cell>
          <table:table-cell office:value-type="string" calcext:value-type="string">
            <text:p>,</text:p>
          </table:table-cell>
          <table:table-cell office:value-type="float" office:value="5.03029" calcext:value-type="float">
            <text:p>5.030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98691" calcext:value-type="float">
            <text:p>31.98691</text:p>
          </table:table-cell>
          <table:table-cell office:value-type="string" calcext:value-type="string">
            <text:p>,</text:p>
          </table:table-cell>
          <table:table-cell office:value-type="float" office:value="25.83088" calcext:value-type="float">
            <text:p>25.830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.25845" calcext:value-type="float">
            <text:p>32.25845</text:p>
          </table:table-cell>
          <table:table-cell office:value-type="string" calcext:value-type="string">
            <text:p>,</text:p>
          </table:table-cell>
          <table:table-cell office:value-type="float" office:value="26.20068" calcext:value-type="float">
            <text:p>26.200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.27546" calcext:value-type="float">
            <text:p>34.27546</text:p>
          </table:table-cell>
          <table:table-cell office:value-type="string" calcext:value-type="string">
            <text:p>,</text:p>
          </table:table-cell>
          <table:table-cell office:value-type="float" office:value="2.30109" calcext:value-type="float">
            <text:p>2.301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.07752" calcext:value-type="float">
            <text:p>36.07752</text:p>
          </table:table-cell>
          <table:table-cell office:value-type="string" calcext:value-type="string">
            <text:p>,</text:p>
          </table:table-cell>
          <table:table-cell office:value-type="float" office:value="14.05831" calcext:value-type="float">
            <text:p>14.058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.61508" calcext:value-type="float">
            <text:p>37.61508</text:p>
          </table:table-cell>
          <table:table-cell office:value-type="string" calcext:value-type="string">
            <text:p>,</text:p>
          </table:table-cell>
          <table:table-cell office:value-type="float" office:value="26.77728" calcext:value-type="float">
            <text:p>26.777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.17406" calcext:value-type="float">
            <text:p>38.17406</text:p>
          </table:table-cell>
          <table:table-cell office:value-type="string" calcext:value-type="string">
            <text:p>,</text:p>
          </table:table-cell>
          <table:table-cell office:value-type="float" office:value="27.02884" calcext:value-type="float">
            <text:p>27.028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.26485" calcext:value-type="float">
            <text:p>45.26485</text:p>
          </table:table-cell>
          <table:table-cell office:value-type="string" calcext:value-type="string">
            <text:p>,</text:p>
          </table:table-cell>
          <table:table-cell office:value-type="float" office:value="26.83693" calcext:value-type="float">
            <text:p>26.836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.54748" calcext:value-type="float">
            <text:p>49.54748</text:p>
          </table:table-cell>
          <table:table-cell office:value-type="string" calcext:value-type="string">
            <text:p>,</text:p>
          </table:table-cell>
          <table:table-cell office:value-type="float" office:value="26.2962" calcext:value-type="float">
            <text:p>26.29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44806" calcext:value-type="float">
            <text:p>51.44806</text:p>
          </table:table-cell>
          <table:table-cell office:value-type="string" calcext:value-type="string">
            <text:p>,</text:p>
          </table:table-cell>
          <table:table-cell office:value-type="float" office:value="24.23248" calcext:value-type="float">
            <text:p>24.232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46153" calcext:value-type="float">
            <text:p>51.46153</text:p>
          </table:table-cell>
          <table:table-cell office:value-type="string" calcext:value-type="string">
            <text:p>,</text:p>
          </table:table-cell>
          <table:table-cell office:value-type="float" office:value="26.66184" calcext:value-type="float">
            <text:p>26.661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59556" calcext:value-type="float">
            <text:p>51.59556</text:p>
          </table:table-cell>
          <table:table-cell office:value-type="string" calcext:value-type="string">
            <text:p>,</text:p>
          </table:table-cell>
          <table:table-cell office:value-type="float" office:value="3.19678" calcext:value-type="float">
            <text:p>3.196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71301" calcext:value-type="float">
            <text:p>51.71301</text:p>
          </table:table-cell>
          <table:table-cell office:value-type="string" calcext:value-type="string">
            <text:p>,</text:p>
          </table:table-cell>
          <table:table-cell office:value-type="float" office:value="3.4015" calcext:value-type="float">
            <text:p>3.4015</text:p>
          </table:table-cell>
          <table:table-cell office:value-type="string" calcext:value-type="string">
            <text:p>,</text:p>
          </table:table-cell>
        </table:table-row>
      </table:table>
      <table:table table:name="Size Bandwidth Distribution" table:style-name="ta1">
        <table:table-column table:style-name="co1" table:number-columns-repeated="4" table:default-cell-style-name="Default"/>
        <table:table-row table:style-name="ro1">
          <table:table-cell office:value-type="float" office:value="5.1988" calcext:value-type="float">
            <text:p>5.1988</text:p>
          </table:table-cell>
          <table:table-cell office:value-type="string" calcext:value-type="string">
            <text:p>,</text:p>
          </table:table-cell>
          <table:table-cell office:value-type="float" office:value="1.09321" calcext:value-type="float">
            <text:p>1.093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97018" calcext:value-type="float">
            <text:p>4.97018</text:p>
          </table:table-cell>
          <table:table-cell office:value-type="string" calcext:value-type="string">
            <text:p>,</text:p>
          </table:table-cell>
          <table:table-cell office:value-type="float" office:value="1.21488" calcext:value-type="float">
            <text:p>1.214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99584" calcext:value-type="float">
            <text:p>4.99584</text:p>
          </table:table-cell>
          <table:table-cell office:value-type="string" calcext:value-type="string">
            <text:p>,</text:p>
          </table:table-cell>
          <table:table-cell office:value-type="float" office:value="1.32216" calcext:value-type="float">
            <text:p>1.322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52299" calcext:value-type="float">
            <text:p>10.52299</text:p>
          </table:table-cell>
          <table:table-cell office:value-type="string" calcext:value-type="string">
            <text:p>,</text:p>
          </table:table-cell>
          <table:table-cell office:value-type="float" office:value="1.65673" calcext:value-type="float">
            <text:p>1.656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00878" calcext:value-type="float">
            <text:p>11.00878</text:p>
          </table:table-cell>
          <table:table-cell office:value-type="string" calcext:value-type="string">
            <text:p>,</text:p>
          </table:table-cell>
          <table:table-cell office:value-type="float" office:value="1.66257" calcext:value-type="float">
            <text:p>1.662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77672" calcext:value-type="float">
            <text:p>11.77672</text:p>
          </table:table-cell>
          <table:table-cell office:value-type="string" calcext:value-type="string">
            <text:p>,</text:p>
          </table:table-cell>
          <table:table-cell office:value-type="float" office:value="1.45992" calcext:value-type="float">
            <text:p>1.459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8368" calcext:value-type="float">
            <text:p>11.8368</text:p>
          </table:table-cell>
          <table:table-cell office:value-type="string" calcext:value-type="string">
            <text:p>,</text:p>
          </table:table-cell>
          <table:table-cell office:value-type="float" office:value="1.52022" calcext:value-type="float">
            <text:p>1.520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69226" calcext:value-type="float">
            <text:p>10.69226</text:p>
          </table:table-cell>
          <table:table-cell office:value-type="string" calcext:value-type="string">
            <text:p>,</text:p>
          </table:table-cell>
          <table:table-cell office:value-type="float" office:value="2.38797" calcext:value-type="float">
            <text:p>2.387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04418" calcext:value-type="float">
            <text:p>10.04418</text:p>
          </table:table-cell>
          <table:table-cell office:value-type="string" calcext:value-type="string">
            <text:p>,</text:p>
          </table:table-cell>
          <table:table-cell office:value-type="float" office:value="2.50327" calcext:value-type="float">
            <text:p>2.503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7013" calcext:value-type="float">
            <text:p>9.7013</text:p>
          </table:table-cell>
          <table:table-cell office:value-type="string" calcext:value-type="string">
            <text:p>,</text:p>
          </table:table-cell>
          <table:table-cell office:value-type="float" office:value="2.79253" calcext:value-type="float">
            <text:p>2.792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99224" calcext:value-type="float">
            <text:p>12.99224</text:p>
          </table:table-cell>
          <table:table-cell office:value-type="string" calcext:value-type="string">
            <text:p>,</text:p>
          </table:table-cell>
          <table:table-cell office:value-type="float" office:value="1.82715" calcext:value-type="float">
            <text:p>1.827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89882" calcext:value-type="float">
            <text:p>17.89882</text:p>
          </table:table-cell>
          <table:table-cell office:value-type="string" calcext:value-type="string">
            <text:p>,</text:p>
          </table:table-cell>
          <table:table-cell office:value-type="float" office:value="1.43168" calcext:value-type="float">
            <text:p>1.431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97422" calcext:value-type="float">
            <text:p>20.97422</text:p>
          </table:table-cell>
          <table:table-cell office:value-type="string" calcext:value-type="string">
            <text:p>,</text:p>
          </table:table-cell>
          <table:table-cell office:value-type="float" office:value="1.93197" calcext:value-type="float">
            <text:p>1.931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29384" calcext:value-type="float">
            <text:p>18.29384</text:p>
          </table:table-cell>
          <table:table-cell office:value-type="string" calcext:value-type="string">
            <text:p>,</text:p>
          </table:table-cell>
          <table:table-cell office:value-type="float" office:value="2.84736" calcext:value-type="float">
            <text:p>2.847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06544" calcext:value-type="float">
            <text:p>17.06544</text:p>
          </table:table-cell>
          <table:table-cell office:value-type="string" calcext:value-type="string">
            <text:p>,</text:p>
          </table:table-cell>
          <table:table-cell office:value-type="float" office:value="3.39233" calcext:value-type="float">
            <text:p>3.392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23641" calcext:value-type="float">
            <text:p>12.23641</text:p>
          </table:table-cell>
          <table:table-cell office:value-type="string" calcext:value-type="string">
            <text:p>,</text:p>
          </table:table-cell>
          <table:table-cell office:value-type="float" office:value="4.00951" calcext:value-type="float">
            <text:p>4.009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38113" calcext:value-type="float">
            <text:p>17.38113</text:p>
          </table:table-cell>
          <table:table-cell office:value-type="string" calcext:value-type="string">
            <text:p>,</text:p>
          </table:table-cell>
          <table:table-cell office:value-type="float" office:value="4.01614" calcext:value-type="float">
            <text:p>4.016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45893" calcext:value-type="float">
            <text:p>18.45893</text:p>
          </table:table-cell>
          <table:table-cell office:value-type="string" calcext:value-type="string">
            <text:p>,</text:p>
          </table:table-cell>
          <table:table-cell office:value-type="float" office:value="4.01498" calcext:value-type="float">
            <text:p>4.014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.4116" calcext:value-type="float">
            <text:p>23.4116</text:p>
          </table:table-cell>
          <table:table-cell office:value-type="string" calcext:value-type="string">
            <text:p>,</text:p>
          </table:table-cell>
          <table:table-cell office:value-type="float" office:value="3.64125" calcext:value-type="float">
            <text:p>3.641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.52713" calcext:value-type="float">
            <text:p>26.52713</text:p>
          </table:table-cell>
          <table:table-cell office:value-type="string" calcext:value-type="string">
            <text:p>,</text:p>
          </table:table-cell>
          <table:table-cell office:value-type="float" office:value="1.31668" calcext:value-type="float">
            <text:p>1.316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.0208" calcext:value-type="float">
            <text:p>34.0208</text:p>
          </table:table-cell>
          <table:table-cell office:value-type="string" calcext:value-type="string">
            <text:p>,</text:p>
          </table:table-cell>
          <table:table-cell office:value-type="float" office:value="1.81522" calcext:value-type="float">
            <text:p>1.815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.86184" calcext:value-type="float">
            <text:p>35.86184</text:p>
          </table:table-cell>
          <table:table-cell office:value-type="string" calcext:value-type="string">
            <text:p>,</text:p>
          </table:table-cell>
          <table:table-cell office:value-type="float" office:value="1.86118" calcext:value-type="float">
            <text:p>1.861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.20844" calcext:value-type="float">
            <text:p>37.20844</text:p>
          </table:table-cell>
          <table:table-cell office:value-type="string" calcext:value-type="string">
            <text:p>,</text:p>
          </table:table-cell>
          <table:table-cell office:value-type="float" office:value="1.26986" calcext:value-type="float">
            <text:p>1.269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.92195" calcext:value-type="float">
            <text:p>37.92195</text:p>
          </table:table-cell>
          <table:table-cell office:value-type="string" calcext:value-type="string">
            <text:p>,</text:p>
          </table:table-cell>
          <table:table-cell office:value-type="float" office:value="2.42385" calcext:value-type="float">
            <text:p>2.423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80184" calcext:value-type="float">
            <text:p>31.80184</text:p>
          </table:table-cell>
          <table:table-cell office:value-type="string" calcext:value-type="string">
            <text:p>,</text:p>
          </table:table-cell>
          <table:table-cell office:value-type="float" office:value="4.00444" calcext:value-type="float">
            <text:p>4.004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.19208" calcext:value-type="float">
            <text:p>49.19208</text:p>
          </table:table-cell>
          <table:table-cell office:value-type="string" calcext:value-type="string">
            <text:p>,</text:p>
          </table:table-cell>
          <table:table-cell office:value-type="float" office:value="4.01613" calcext:value-type="float">
            <text:p>4.016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.91914" calcext:value-type="float">
            <text:p>50.91914</text:p>
          </table:table-cell>
          <table:table-cell office:value-type="string" calcext:value-type="string">
            <text:p>,</text:p>
          </table:table-cell>
          <table:table-cell office:value-type="float" office:value="3.54566" calcext:value-type="float">
            <text:p>3.545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61866" calcext:value-type="float">
            <text:p>51.61866</text:p>
          </table:table-cell>
          <table:table-cell office:value-type="string" calcext:value-type="string">
            <text:p>,</text:p>
          </table:table-cell>
          <table:table-cell office:value-type="float" office:value="2.4313" calcext:value-type="float">
            <text:p>2.43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.79849" calcext:value-type="float">
            <text:p>50.79849</text:p>
          </table:table-cell>
          <table:table-cell office:value-type="string" calcext:value-type="string">
            <text:p>,</text:p>
          </table:table-cell>
          <table:table-cell office:value-type="float" office:value="1.65309" calcext:value-type="float">
            <text:p>1.653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8249" calcext:value-type="float">
            <text:p>51.8249</text:p>
          </table:table-cell>
          <table:table-cell office:value-type="string" calcext:value-type="string">
            <text:p>,</text:p>
          </table:table-cell>
          <table:table-cell office:value-type="float" office:value="1.61243" calcext:value-type="float">
            <text:p>1.612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.69079" calcext:value-type="float">
            <text:p>44.69079</text:p>
          </table:table-cell>
          <table:table-cell office:value-type="string" calcext:value-type="string">
            <text:p>,</text:p>
          </table:table-cell>
          <table:table-cell office:value-type="float" office:value="1.45423" calcext:value-type="float">
            <text:p>1.45423</text:p>
          </table:table-cell>
          <table:table-cell office:value-type="string" calcext:value-type="string">
            <text:p>,</text:p>
          </table:table-cell>
        </table:table-row>
      </table:table>
      <table:table table:name="Neuron1" table:style-name="ta1">
        <table:table-column table:style-name="co1" table:number-columns-repeated="4" table:default-cell-style-name="Default"/>
        <table:table-row table:style-name="ro1">
          <table:table-cell office:value-type="float" office:value="20.70839" calcext:value-type="float">
            <text:p>20.70839</text:p>
          </table:table-cell>
          <table:table-cell office:value-type="string" calcext:value-type="string">
            <text:p>,</text:p>
          </table:table-cell>
          <table:table-cell office:value-type="float" office:value="0.00091" calcext:value-type="float">
            <text:p>0.000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21701" calcext:value-type="float">
            <text:p>10.21701</text:p>
          </table:table-cell>
          <table:table-cell office:value-type="string" calcext:value-type="string">
            <text:p>,</text:p>
          </table:table-cell>
          <table:table-cell office:value-type="float" office:value="0.03785" calcext:value-type="float">
            <text:p>0.037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21956" calcext:value-type="float">
            <text:p>5.21956</text:p>
          </table:table-cell>
          <table:table-cell office:value-type="string" calcext:value-type="string">
            <text:p>,</text:p>
          </table:table-cell>
          <table:table-cell office:value-type="float" office:value="1.00933" calcext:value-type="float">
            <text:p>1.009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.62658" calcext:value-type="float">
            <text:p>2.62658</text:p>
          </table:table-cell>
          <table:table-cell office:value-type="string" calcext:value-type="string">
            <text:p>,</text:p>
          </table:table-cell>
          <table:table-cell office:value-type="float" office:value="0.19422" calcext:value-type="float">
            <text:p>0.194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37371" calcext:value-type="float">
            <text:p>1.37371</text:p>
          </table:table-cell>
          <table:table-cell office:value-type="string" calcext:value-type="string">
            <text:p>,</text:p>
          </table:table-cell>
          <table:table-cell office:value-type="float" office:value="0.00105" calcext:value-type="float">
            <text:p>0.00105</text:p>
          </table:table-cell>
          <table:table-cell office:value-type="string" calcext:value-type="string">
            <text:p>,</text:p>
          </table:table-cell>
        </table:table-row>
      </table:table>
      <table:table table:name="Neuron2" table:style-name="ta1">
        <table:table-column table:style-name="co1" table:number-columns-repeated="4" table:default-cell-style-name="Default"/>
        <table:table-row table:style-name="ro1">
          <table:table-cell office:value-type="float" office:value="51.69827" calcext:value-type="float">
            <text:p>51.69827</text:p>
          </table:table-cell>
          <table:table-cell office:value-type="string" calcext:value-type="string">
            <text:p>,</text:p>
          </table:table-cell>
          <table:table-cell office:value-type="float" office:value="0.76575" calcext:value-type="float">
            <text:p>0.765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.0661" calcext:value-type="float">
            <text:p>26.0661</text:p>
          </table:table-cell>
          <table:table-cell office:value-type="string" calcext:value-type="string">
            <text:p>,</text:p>
          </table:table-cell>
          <table:table-cell office:value-type="float" office:value="1.00097" calcext:value-type="float">
            <text:p>1.000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66316" calcext:value-type="float">
            <text:p>12.66316</text:p>
          </table:table-cell>
          <table:table-cell office:value-type="string" calcext:value-type="string">
            <text:p>,</text:p>
          </table:table-cell>
          <table:table-cell office:value-type="float" office:value="0.97496" calcext:value-type="float">
            <text:p>0.974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.27941" calcext:value-type="float">
            <text:p>6.27941</text:p>
          </table:table-cell>
          <table:table-cell office:value-type="string" calcext:value-type="string">
            <text:p>,</text:p>
          </table:table-cell>
          <table:table-cell office:value-type="float" office:value="0.57859" calcext:value-type="float">
            <text:p>0.578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21615" calcext:value-type="float">
            <text:p>3.21615</text:p>
          </table:table-cell>
          <table:table-cell office:value-type="string" calcext:value-type="string">
            <text:p>,</text:p>
          </table:table-cell>
          <table:table-cell office:value-type="float" office:value="0.82553" calcext:value-type="float">
            <text:p>0.825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58667" calcext:value-type="float">
            <text:p>1.58667</text:p>
          </table:table-cell>
          <table:table-cell office:value-type="string" calcext:value-type="string">
            <text:p>,</text:p>
          </table:table-cell>
          <table:table-cell office:value-type="float" office:value="0.77223" calcext:value-type="float">
            <text:p>0.772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78146" calcext:value-type="float">
            <text:p>0.78146</text:p>
          </table:table-cell>
          <table:table-cell office:value-type="string" calcext:value-type="string">
            <text:p>,</text:p>
          </table:table-cell>
          <table:table-cell office:value-type="float" office:value="0.00354" calcext:value-type="float">
            <text:p>0.00354</text:p>
          </table:table-cell>
          <table:table-cell office:value-type="string" calcext:value-type="string">
            <text:p>,</text:p>
          </table:table-cell>
        </table:table-row>
      </table:table>
      <table:table table:name="Neuron3" table:style-name="ta1">
        <table:table-column table:style-name="co1" table:number-columns-repeated="4" table:default-cell-style-name="Default"/>
        <table:table-row table:style-name="ro1">
          <table:table-cell office:value-type="float" office:value="26.6346" calcext:value-type="float">
            <text:p>26.6346</text:p>
          </table:table-cell>
          <table:table-cell office:value-type="string" calcext:value-type="string">
            <text:p>,</text:p>
          </table:table-cell>
          <table:table-cell office:value-type="float" office:value="1.00181" calcext:value-type="float">
            <text:p>1.001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1948" calcext:value-type="float">
            <text:p>13.1948</text:p>
          </table:table-cell>
          <table:table-cell office:value-type="string" calcext:value-type="string">
            <text:p>,</text:p>
          </table:table-cell>
          <table:table-cell office:value-type="float" office:value="0.25679" calcext:value-type="float">
            <text:p>0.256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.74716" calcext:value-type="float">
            <text:p>6.74716</text:p>
          </table:table-cell>
          <table:table-cell office:value-type="string" calcext:value-type="string">
            <text:p>,</text:p>
          </table:table-cell>
          <table:table-cell office:value-type="float" office:value="0.13946" calcext:value-type="float">
            <text:p>0.139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38604" calcext:value-type="float">
            <text:p>3.38604</text:p>
          </table:table-cell>
          <table:table-cell office:value-type="string" calcext:value-type="string">
            <text:p>,</text:p>
          </table:table-cell>
          <table:table-cell office:value-type="float" office:value="0.13762" calcext:value-type="float">
            <text:p>0.137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68041" calcext:value-type="float">
            <text:p>1.68041</text:p>
          </table:table-cell>
          <table:table-cell office:value-type="string" calcext:value-type="string">
            <text:p>,</text:p>
          </table:table-cell>
          <table:table-cell office:value-type="float" office:value="0.04032" calcext:value-type="float">
            <text:p>0.04032</text:p>
          </table:table-cell>
          <table:table-cell office:value-type="string" calcext:value-type="string">
            <text:p>,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Siz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8:37:15.363865238</meta:creation-date>
    <dc:date>2015-06-16T16:14:40.476375905</dc:date>
    <meta:editing-duration>P3DT3H21M53S</meta:editing-duration>
    <meta:editing-cycles>4</meta:editing-cycles>
    <meta:generator>LibreOffice/4.2.8.2$Linux_X86_64 LibreOffice_project/420m0$Build-2</meta:generator>
    <meta:document-statistic meta:table-count="5" meta:cell-count="313" meta:object-count="0"/>
  </office:meta>
</office:document-meta>
</file>